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4.4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5.65cm"/>
    </style:style>
    <style:style style:name="co12" style:family="table-column">
      <style:table-column-properties fo:break-before="auto" style:column-width="6.923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887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11"/>
    <style:style style:name="ce2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ato Heav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ato Heavy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8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39">
      <style:table-cell-properties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39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fo:border="none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35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35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3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1" style:font-size-complex="10pt" style:font-weight-complex="normal"/>
    </style:style>
    <style:style style:name="ce110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39">
      <style:table-cell-properties fo:background-color="transparent"/>
      <style:text-properties style:font-name="Trebuchet MS" fo:font-size="10pt" style:font-size-asian="10pt" style:font-size-complex="10pt"/>
    </style:style>
    <style:style style:name="ce119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83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-is-between(5,6)" table:allow-empty-cell="true" table:base-cell-address="Full1.A1"/>
        <table:content-validation table:name="val2" table:base-cell-address="Full3.E2">
          <table:error-message table:message-type="stop" table:display="true"/>
        </table:content-validation>
        <table:content-validation table:name="val3" table:base-cell-address="Full3.F2">
          <table:help-message table:display="true"/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Full2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2" office:value-type="string" calcext:value-type="string">
            <text:p>Dietes</text:p>
          </table:table-cell>
          <table:table-cell table:style-name="ce2" office:value-type="string" calcext:value-type="string">
            <text:p>Import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Preu Km</text:p>
          </table:table-cell>
          <table:table-cell table:style-name="ce3" office:value-type="float" office:value="0.16" calcext:value-type="float">
            <text:p>0,16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Manutenció</text:p>
          </table:table-cell>
          <table:table-cell table:style-name="ce15" office:value-type="float" office:value="54.3" calcext:value-type="float">
            <text:p>54,3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llotjament</text:p>
          </table:table-cell>
          <table:table-cell table:style-name="ce15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Factor càlcul s/categ. 1</text:p>
          </table:table-cell>
          <table:table-cell table:style-name="ce4" office:value-type="string" calcext:value-type="string">
            <text:p>Sou base</text:p>
          </table:table-cell>
          <table:table-cell table:style-name="ce4" office:value-type="string" calcext:value-type="string">
            <text:p>Trienni</text:p>
          </table:table-cell>
          <table:table-cell table:style-name="ce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450" calcext:value-type="float">
            <text:p>145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5" table:formula="of:=[.C$8]*[.$B9]" office:value-type="float" office:value="1160" calcext:value-type="float">
            <text:p>1160</text:p>
          </table:table-cell>
          <table:table-cell table:style-name="ce5" table:formula="of:=[.D$8]*[.$B9]" office:value-type="float" office:value="33.6" calcext:value-type="float">
            <text:p>33,6</text:p>
          </table:table-cell>
          <table:table-cell table:style-name="ce5" table:formula="of:=[.E$8]*[.$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5" table:formula="of:=[.C$8]*[.$B10]" office:value-type="float" office:value="1015" calcext:value-type="float">
            <text:p>1015</text:p>
          </table:table-cell>
          <table:table-cell table:style-name="ce5" table:formula="of:=[.D$8]*[.$B10]" office:value-type="float" office:value="29.4" calcext:value-type="float">
            <text:p>29,4</text:p>
          </table:table-cell>
          <table:table-cell table:style-name="ce5" table:formula="of:=[.E$8]*[.$B10]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5" table:formula="of:=[.C$8]*[.$B11]" office:value-type="float" office:value="870" calcext:value-type="float">
            <text:p>870</text:p>
          </table:table-cell>
          <table:table-cell table:style-name="ce5" table:formula="of:=[.D$8]*[.$B11]" office:value-type="float" office:value="25.2" calcext:value-type="float">
            <text:p>25,2</text:p>
          </table:table-cell>
          <table:table-cell table:style-name="ce5" table:formula="of:=[.E$8]*[.$B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" table:formula="of:=[.C$8]*[.$B12]" office:value-type="float" office:value="725" calcext:value-type="float">
            <text:p>725</text:p>
          </table:table-cell>
          <table:table-cell table:style-name="ce5" table:formula="of:=[.D$8]*[.$B12]" office:value-type="float" office:value="21" calcext:value-type="float">
            <text:p>21</text:p>
          </table:table-cell>
          <table:table-cell table:style-name="ce5" table:formula="of:=[.E$8]*[.$B12]" office:value-type="float" office:value="17.5" calcext:value-type="float">
            <text:p>17,5</text:p>
          </table:table-cell>
        </table:table-row>
        <table:table-row table:style-name="ro1">
          <table:table-cell table:style-name="ce8" table:number-columns-repeated="5"/>
        </table:table-row>
      </table:table>
      <table:table table:name="Full3" table:style-name="ta1">
        <table:table-column table:style-name="co4" table:default-cell-style-name="ce66"/>
        <table:table-column table:style-name="co5" table:default-cell-style-name="ce66"/>
        <table:table-column table:style-name="co6" table:default-cell-style-name="ce11"/>
        <table:table-column table:style-name="co7" table:default-cell-style-name="ce71"/>
        <table:table-column table:style-name="co8" table:default-cell-style-name="ce71"/>
        <table:table-column table:style-name="co1" table:number-columns-repeated="2" table:default-cell-style-name="ce71"/>
        <table:table-column table:style-name="co1" table:default-cell-style-name="ce17"/>
        <table:table-column table:style-name="co9" table:default-cell-style-name="ce17"/>
        <table:table-column table:style-name="co10" table:default-cell-style-name="ce17"/>
        <table:table-column table:style-name="co1" table:default-cell-style-name="ce17"/>
        <table:table-column table:style-name="co1" table:default-cell-style-name="ce69"/>
        <table:table-column table:style-name="co1" table:default-cell-style-name="ce21"/>
        <table:table-column table:style-name="co11" table:default-cell-style-name="ce21"/>
        <table:table-column table:style-name="co1" table:number-columns-repeated="3" table:default-cell-style-name="ce22"/>
        <table:table-column table:style-name="co1" table:default-cell-style-name="ce26"/>
        <table:table-column table:style-name="co1" table:default-cell-style-name="ce27"/>
        <table:table-column table:style-name="co1" table:default-cell-style-name="ce32"/>
        <table:table-column table:style-name="co1" table:default-cell-style-name="ce33"/>
        <table:table-row table:style-name="ro3">
          <table:table-cell table:style-name="ce6" office:value-type="string" calcext:value-type="string" table:number-columns-spanned="11" table:number-rows-spanned="1">
            <text:p>Càlcul dietes treballadors</text:p>
          </table:table-cell>
          <table:covered-table-cell table:number-columns-repeated="10" table:style-name="Default"/>
          <table:table-cell table:style-name="ce18"/>
          <table:table-cell table:style-name="ce77" office:value-type="string" calcext:value-type="string" table:number-columns-spanned="5" table:number-rows-spanned="1">
            <text:p>Treballadors</text:p>
          </table:table-cell>
          <table:covered-table-cell table:number-columns-repeated="4" table:style-name="ce77"/>
          <table:table-cell table:style-name="ce25"/>
          <table:table-cell table:style-name="ce28"/>
          <table:table-cell table:style-name="ce29" office:value-type="string" calcext:value-type="string" table:number-columns-spanned="2" table:number-rows-spanned="1">
            <text:p>Desplaçaments</text:p>
          </table:table-cell>
          <table:covered-table-cell table:style-name="ce87"/>
        </table:table-row>
        <table:table-row table:style-name="ro5">
          <table:table-cell table:style-name="ce7" office:value-type="string" calcext:value-type="string">
            <text:p>Codi treballador</text:p>
          </table:table-cell>
          <table:table-cell table:style-name="ce7" office:value-type="string" calcext:value-type="string">
            <text:p>Nom i cognom treballador</text:p>
          </table:table-cell>
          <table:table-cell table:style-name="ce7" office:value-type="string" calcext:value-type="string">
            <text:p>Destinació</text:p>
          </table:table-cell>
          <table:table-cell table:style-name="ce7" office:value-type="string" calcext:value-type="string">
            <text:p>Distància (anada/tornada)</text:p>
          </table:table-cell>
          <table:table-cell table:style-name="ce7" office:value-type="string" calcext:value-type="string">
            <text:p>Data anada</text:p>
          </table:table-cell>
          <table:table-cell table:style-name="ce7" office:value-type="string" calcext:value-type="string">
            <text:p>Data tornada</text:p>
          </table:table-cell>
          <table:table-cell table:style-name="ce7" office:value-type="string" calcext:value-type="string">
            <text:p>Dies</text:p>
          </table:table-cell>
          <table:table-cell table:style-name="ce7" office:value-type="string" calcext:value-type="string">
            <text:p>Import km</text:p>
          </table:table-cell>
          <table:table-cell table:style-name="ce7" office:value-type="string" calcext:value-type="string">
            <text:p>Import manutenció</text:p>
          </table:table-cell>
          <table:table-cell table:style-name="ce7" office:value-type="string" calcext:value-type="string">
            <text:p>Import allotjament</text:p>
          </table:table-cell>
          <table:table-cell table:style-name="ce7" office:value-type="string" calcext:value-type="string">
            <text:p>Total</text:p>
          </table:table-cell>
          <table:table-cell table:style-name="ce19"/>
          <table:table-cell table:style-name="ce77" office:value-type="string" calcext:value-type="string">
            <text:p>Codi</text:p>
          </table:table-cell>
          <table:table-cell table:style-name="ce77" office:value-type="string" calcext:value-type="string">
            <text:p>Nom i cognom</text:p>
          </table:table-cell>
          <table:table-cell table:style-name="ce77" office:value-type="string" calcext:value-type="string">
            <text:p>Cognom1</text:p>
          </table:table-cell>
          <table:table-cell table:style-name="ce77" office:value-type="string" calcext:value-type="string">
            <text:p>Cognom2</text:p>
          </table:table-cell>
          <table:table-cell table:style-name="ce77" office:value-type="string" calcext:value-type="string">
            <text:p>Nom</text:p>
          </table:table-cell>
          <table:table-cell table:style-name="ce25"/>
          <table:table-cell table:style-name="ce28"/>
          <table:table-cell table:style-name="ce87" office:value-type="string" calcext:value-type="string">
            <text:p>Ciutat</text:p>
          </table:table-cell>
          <table:table-cell table:style-name="ce87" office:value-type="string" calcext:value-type="string">
            <text:p>Km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70316" calcext:value-type="float">
            <text:p>70316</text:p>
          </table:table-cell>
          <table:table-cell table:content-validation-name="val1" table:formula="of:=CONCATENATE([.Q3];&quot; &quot;;[.O3];&quot; &quot;;[.P3])" office:value-type="string" office:string-value="Sonia Pozo Vazquez" calcext:value-type="string">
            <text:p>Sonia Pozo Vazqu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96812" calcext:value-type="float">
            <text:p>96812</text:p>
          </table:table-cell>
          <table:table-cell table:content-validation-name="val1" table:formula="of:=CONCATENATE([.Q4];&quot; &quot;;[.O4];&quot; &quot;;[.P4])" office:value-type="string" office:string-value="Maria Rosa Rebenaque Vales" calcext:value-type="string">
            <text:p>Maria Rosa Rebenaque Vales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 table:number-columns-repeated="2"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100562" calcext:value-type="float">
            <text:p>100562</text:p>
          </table:table-cell>
          <table:table-cell table:content-validation-name="val1" table:formula="of:=CONCATENATE([.Q5];&quot; &quot;;[.O5];&quot; &quot;;[.P5])" office:value-type="string" office:string-value="Eduard Ruiz Tàpia" calcext:value-type="string">
            <text:p>Eduard Ruiz Tàpia</text:p>
          </table:table-cell>
          <table:table-cell table:style-name="ce23" office:value-type="string" calcext:value-type="string">
            <text:p>Ruiz</text:p>
          </table:table-cell>
          <table:table-cell table:style-name="ce24" office:value-type="string" calcext:value-type="string">
            <text:p>Tàpia</text:p>
          </table:table-cell>
          <table:table-cell table:style-name="ce24" office:value-type="string" calcext:value-type="string">
            <text:p>Eduard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99982" calcext:value-type="float">
            <text:p>99982</text:p>
          </table:table-cell>
          <table:table-cell table:content-validation-name="val1" table:formula="of:=CONCATENATE([.Q6];&quot; &quot;;[.O6];&quot; &quot;;[.P6])" office:value-type="string" office:string-value="Maria del Mar Conde Solés" calcext:value-type="string">
            <text:p>Maria del Mar Conde Solé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 table:number-columns-repeated="2"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60225" calcext:value-type="float">
            <text:p>60225</text:p>
          </table:table-cell>
          <table:table-cell table:content-validation-name="val1" table:formula="of:=CONCATENATE([.Q7];&quot; &quot;;[.O7];&quot; &quot;;[.P7])" office:value-type="string" office:string-value="Ester Pañella Serrano" calcext:value-type="string">
            <text:p>Ester Pañella Serrano</text:p>
          </table:table-cell>
          <table:table-cell table:style-name="ce23" office:value-type="string" calcext:value-type="string">
            <text:p>Pañella</text:p>
          </table:table-cell>
          <table:table-cell table:style-name="ce24" office:value-type="string" calcext:value-type="string">
            <text:p>Serrano</text:p>
          </table:table-cell>
          <table:table-cell table:style-name="ce24" office:value-type="string" calcext:value-type="string">
            <text:p>Ester</text:p>
          </table:table-cell>
          <table:table-cell table:number-columns-repeated="2"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75399" calcext:value-type="float">
            <text:p>75399</text:p>
          </table:table-cell>
          <table:table-cell table:content-validation-name="val1" table:formula="of:=CONCATENATE([.Q8];&quot; &quot;;[.O8];&quot; &quot;;[.P8])" office:value-type="string" office:string-value="Monica Bover Seguer" calcext:value-type="string">
            <text:p>Monica Bover Seguer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table:style-name="ce31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99980" calcext:value-type="float">
            <text:p>99980</text:p>
          </table:table-cell>
          <table:table-cell table:content-validation-name="val1" table:formula="of:=CONCATENATE([.Q9];&quot; &quot;;[.O9];&quot; &quot;;[.P9])" office:value-type="string" office:string-value="Jordi Herreros Sanvíctor" calcext:value-type="string">
            <text:p>Jordi Herreros Sanvíctor</text:p>
          </table:table-cell>
          <table:table-cell table:style-name="ce23" office:value-type="string" calcext:value-type="string">
            <text:p>Herreros</text:p>
          </table:table-cell>
          <table:table-cell table:style-name="ce24" office:value-type="string" calcext:value-type="string">
            <text:p>Sanvíctor</text:p>
          </table:table-cell>
          <table:table-cell table:style-name="ce24" office:value-type="string" calcext:value-type="string">
            <text:p>Jordi</text:p>
          </table:table-cell>
          <table:table-cell table:number-columns-repeated="2"/>
          <table:table-cell table:style-name="ce31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97919" calcext:value-type="float">
            <text:p>97919</text:p>
          </table:table-cell>
          <table:table-cell table:content-validation-name="val1" table:formula="of:=CONCATENATE([.Q10];&quot; &quot;;[.O10];&quot; &quot;;[.P10])" office:value-type="string" office:string-value="Marta Quilez Saez" calcext:value-type="string">
            <text:p>Marta Quilez Saez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3">
          <table:table-cell table:style-name="ce53"/>
          <table:table-cell table:style-name="ce53" table:content-validation-name="val1"/>
          <table:table-cell/>
          <table:table-cell table:style-name="ce70"/>
          <table:table-cell table:style-name="ce70" table:content-validation-name="val2"/>
          <table:table-cell table:style-name="ce70" table:content-validation-name="val3"/>
          <table:table-cell table:style-name="ce70"/>
          <table:table-cell table:style-name="ce16" table:number-columns-repeated="4"/>
          <table:table-cell/>
          <table:table-cell table:content-validation-name="val1" office:value-type="float" office:value="88531" calcext:value-type="float">
            <text:p>88531</text:p>
          </table:table-cell>
          <table:table-cell table:content-validation-name="val1" table:formula="of:=CONCATENATE([.Q11];&quot; &quot;;[.O11];&quot; &quot;;[.P11])" office:value-type="string" office:string-value="Marta Navarro Rubio" calcext:value-type="string">
            <text:p>Marta Navarro Rub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table:style-name="ce31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163" calcext:value-type="float">
            <text:p>100163</text:p>
          </table:table-cell>
          <table:table-cell table:content-validation-name="val1" table:formula="of:=CONCATENATE([.Q12];&quot; &quot;;[.O12];&quot; &quot;;[.P12])" office:value-type="string" office:string-value="Maria Sánchez Ruano" calcext:value-type="string">
            <text:p>Maria Sánchez Ruano</text:p>
          </table:table-cell>
          <table:table-cell table:style-name="ce23" office:value-type="string" calcext:value-type="string">
            <text:p>Sánchez</text:p>
          </table:table-cell>
          <table:table-cell table:style-name="ce24" office:value-type="string" calcext:value-type="string">
            <text:p>Ruano</text:p>
          </table:table-cell>
          <table:table-cell table:style-name="ce24" office:value-type="string" calcext:value-type="string">
            <text:p>Maria</text:p>
          </table:table-cell>
          <table:table-cell table:number-columns-repeated="2"/>
          <table:table-cell table:style-name="ce31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7493" calcext:value-type="float">
            <text:p>97493</text:p>
          </table:table-cell>
          <table:table-cell table:content-validation-name="val1" table:formula="of:=CONCATENATE([.Q13];&quot; &quot;;[.O13];&quot; &quot;;[.P13])" office:value-type="string" office:string-value="Dulce Campillo Romeu" calcext:value-type="string">
            <text:p>Dulce Campillo Romeu</text:p>
          </table:table-cell>
          <table:table-cell table:style-name="ce23" office:value-type="string" calcext:value-type="string">
            <text:p>Campillo</text:p>
          </table:table-cell>
          <table:table-cell table:style-name="ce24" office:value-type="string" calcext:value-type="string">
            <text:p>Romeu</text:p>
          </table:table-cell>
          <table:table-cell table:style-name="ce24" office:value-type="string" calcext:value-type="string">
            <text:p>Dulce</text:p>
          </table:table-cell>
          <table:table-cell table:number-columns-repeated="2"/>
          <table:table-cell table:style-name="ce31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6588" calcext:value-type="float">
            <text:p>56588</text:p>
          </table:table-cell>
          <table:table-cell table:content-validation-name="val1" table:formula="of:=CONCATENATE([.Q14];&quot; &quot;;[.O14];&quot; &quot;;[.P14])" office:value-type="string" office:string-value="Juan Antonio Garcia Romero" calcext:value-type="string">
            <text:p>Juan Antonio Garcia Rome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 table:number-columns-repeated="2"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5">
          <table:table-cell/>
          <table:table-cell table:content-validation-name="val1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95605" calcext:value-type="float">
            <text:p>95605</text:p>
          </table:table-cell>
          <table:table-cell table:content-validation-name="val1" table:formula="of:=CONCATENATE([.Q15];&quot; &quot;;[.O15];&quot; &quot;;[.P15])" office:value-type="string" office:string-value="Soledad Díaz Rodríguez" calcext:value-type="string">
            <text:p>Soledad Díaz Rodríguez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table:style-name="ce31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0351" calcext:value-type="float">
            <text:p>40351</text:p>
          </table:table-cell>
          <table:table-cell table:content-validation-name="val1" table:formula="of:=CONCATENATE([.Q16];&quot; &quot;;[.O16];&quot; &quot;;[.P16])" office:value-type="string" office:string-value="Marti Milián Rodriguez" calcext:value-type="string">
            <text:p>Marti Milián Rodriguez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 table:number-columns-repeated="2"/>
          <table:table-cell table:style-name="ce31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8159" calcext:value-type="float">
            <text:p>48159</text:p>
          </table:table-cell>
          <table:table-cell table:content-validation-name="val1" table:formula="of:=CONCATENATE([.Q17];&quot; &quot;;[.O17];&quot; &quot;;[.P17])" office:value-type="string" office:string-value="Axel Suñé Ríos" calcext:value-type="string">
            <text:p>Axel Suñé Ríos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0370" calcext:value-type="float">
            <text:p>70370</text:p>
          </table:table-cell>
          <table:table-cell table:content-validation-name="val1" table:formula="of:=CONCATENATE([.Q18];&quot; &quot;;[.O18];&quot; &quot;;[.P18])" office:value-type="string" office:string-value="Julia Luque Puig" calcext:value-type="string">
            <text:p>Julia Luque Puig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2859" calcext:value-type="float">
            <text:p>62859</text:p>
          </table:table-cell>
          <table:table-cell table:content-validation-name="val1" table:formula="of:=CONCATENATE([.Q19];&quot; &quot;;[.O19];&quot; &quot;;[.P19])" office:value-type="string" office:string-value="María del Mar Utrera Plester" calcext:value-type="string">
            <text:p>María del Mar Utrera Plester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 table:number-columns-repeated="2"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295" calcext:value-type="float">
            <text:p>100295</text:p>
          </table:table-cell>
          <table:table-cell table:content-validation-name="val1" table:formula="of:=CONCATENATE([.Q20];&quot; &quot;;[.O20];&quot; &quot;;[.P20])" office:value-type="string" office:string-value="Jaume Ferrer Piñol" calcext:value-type="string">
            <text:p>Jaume Ferrer Piñol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Piñol</text:p>
          </table:table-cell>
          <table:table-cell table:style-name="ce24" office:value-type="string" calcext:value-type="string">
            <text:p>Jaume</text:p>
          </table:table-cell>
          <table:table-cell table:number-columns-repeated="2"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850" calcext:value-type="float">
            <text:p>101850</text:p>
          </table:table-cell>
          <table:table-cell table:content-validation-name="val1" table:formula="of:=CONCATENATE([.Q21];&quot; &quot;;[.O21];&quot; &quot;;[.P21])" office:value-type="string" office:string-value="Francesc Pedrol Parunella" calcext:value-type="string">
            <text:p>Francesc Pedrol Parunella</text:p>
          </table:table-cell>
          <table:table-cell table:style-name="ce23" office:value-type="string" calcext:value-type="string">
            <text:p>Pedrol</text:p>
          </table:table-cell>
          <table:table-cell table:style-name="ce24" office:value-type="string" calcext:value-type="string">
            <text:p>Parunella</text:p>
          </table:table-cell>
          <table:table-cell table:style-name="ce24" office:value-type="string" calcext:value-type="string">
            <text:p>Francesc</text:p>
          </table:table-cell>
          <table:table-cell table:number-columns-repeated="2"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454" calcext:value-type="float">
            <text:p>96454</text:p>
          </table:table-cell>
          <table:table-cell table:content-validation-name="val1" table:formula="of:=CONCATENATE([.Q22];&quot; &quot;;[.O22];&quot; &quot;;[.P22])" office:value-type="string" office:string-value="J.Vicente Espinosa Paredes" calcext:value-type="string">
            <text:p>J.Vicente Espinosa Paredes</text:p>
          </table:table-cell>
          <table:table-cell table:style-name="ce23" office:value-type="string" calcext:value-type="string">
            <text:p>Espinosa</text:p>
          </table:table-cell>
          <table:table-cell table:style-name="ce24" office:value-type="string" calcext:value-type="string">
            <text:p>Paredes</text:p>
          </table:table-cell>
          <table:table-cell table:style-name="ce24" office:value-type="string" calcext:value-type="string">
            <text:p>J.Vicente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951" calcext:value-type="float">
            <text:p>100951</text:p>
          </table:table-cell>
          <table:table-cell table:content-validation-name="val1" table:formula="of:=CONCATENATE([.Q23];&quot; &quot;;[.O23];&quot; &quot;;[.P23])" office:value-type="string" office:string-value="Jose Carlos Morán Parcerisas" calcext:value-type="string">
            <text:p>Jose Carlos Morán Parcerisas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 table:number-columns-repeated="2"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3903" calcext:value-type="float">
            <text:p>73903</text:p>
          </table:table-cell>
          <table:table-cell table:content-validation-name="val1" table:formula="of:=CONCATENATE([.Q24];&quot; &quot;;[.O24];&quot; &quot;;[.P24])" office:value-type="string" office:string-value="Cristina Tarres Palma" calcext:value-type="string">
            <text:p>Cristina Tarres Palma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table:style-name="ce31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4494" calcext:value-type="float">
            <text:p>74494</text:p>
          </table:table-cell>
          <table:table-cell table:content-validation-name="val1" table:formula="of:=CONCATENATE([.Q25];&quot; &quot;;[.O25];&quot; &quot;;[.P25])" office:value-type="string" office:string-value="M.Carmen Martín Oyonarte" calcext:value-type="string">
            <text:p>M.Carmen Martín Oyonarte</text:p>
          </table:table-cell>
          <table:table-cell table:style-name="ce23" office:value-type="string" calcext:value-type="string">
            <text:p>Martín</text:p>
          </table:table-cell>
          <table:table-cell table:style-name="ce24" office:value-type="string" calcext:value-type="string">
            <text:p>Oyonarte</text:p>
          </table:table-cell>
          <table:table-cell table:style-name="ce24" office:value-type="string" calcext:value-type="string">
            <text:p>M.Carmen</text:p>
          </table:table-cell>
          <table:table-cell table:number-columns-repeated="2"/>
          <table:table-cell table:style-name="ce31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2015" calcext:value-type="float">
            <text:p>102015</text:p>
          </table:table-cell>
          <table:table-cell table:content-validation-name="val1" table:formula="of:=CONCATENATE([.Q26];&quot; &quot;;[.O26];&quot; &quot;;[.P26])" office:value-type="string" office:string-value="Esteve Muñoz Oliveras" calcext:value-type="string">
            <text:p>Esteve Muñoz Oliver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 table:number-columns-repeated="2"/>
          <table:table-cell table:style-name="ce31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621" calcext:value-type="float">
            <text:p>72621</text:p>
          </table:table-cell>
          <table:table-cell table:content-validation-name="val1" table:formula="of:=CONCATENATE([.Q27];&quot; &quot;;[.O27];&quot; &quot;;[.P27])" office:value-type="string" office:string-value="Joan Sallarés Moure" calcext:value-type="string">
            <text:p>Joan Sallarés Moure</text:p>
          </table:table-cell>
          <table:table-cell table:style-name="ce23" office:value-type="string" calcext:value-type="string">
            <text:p>Sallarés</text:p>
          </table:table-cell>
          <table:table-cell table:style-name="ce24" office:value-type="string" calcext:value-type="string">
            <text:p>Moure</text:p>
          </table:table-cell>
          <table:table-cell table:style-name="ce24" office:value-type="string" calcext:value-type="string">
            <text:p>Joan</text:p>
          </table:table-cell>
          <table:table-cell table:number-columns-repeated="2"/>
          <table:table-cell table:style-name="ce31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772" calcext:value-type="float">
            <text:p>96772</text:p>
          </table:table-cell>
          <table:table-cell table:content-validation-name="val1" table:formula="of:=CONCATENATE([.Q28];&quot; &quot;;[.O28];&quot; &quot;;[.P28])" office:value-type="string" office:string-value="Javier Villanueva Monge" calcext:value-type="string">
            <text:p>Javier Villanueva Mong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 table:number-columns-repeated="2"/>
          <table:table-cell table:style-name="ce31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832" calcext:value-type="float">
            <text:p>69832</text:p>
          </table:table-cell>
          <table:table-cell table:content-validation-name="val1" table:formula="of:=CONCATENATE([.Q29];&quot; &quot;;[.O29];&quot; &quot;;[.P29])" office:value-type="string" office:string-value="Emma Lapuerta Méndez" calcext:value-type="string">
            <text:p>Emma Lapuerta Méndez</text:p>
          </table:table-cell>
          <table:table-cell table:style-name="ce23" office:value-type="string" calcext:value-type="string">
            <text:p>Lapuerta</text:p>
          </table:table-cell>
          <table:table-cell table:style-name="ce24" office:value-type="string" calcext:value-type="string">
            <text:p>Méndez</text:p>
          </table:table-cell>
          <table:table-cell table:style-name="ce24" office:value-type="string" calcext:value-type="string">
            <text:p>Emma</text:p>
          </table:table-cell>
          <table:table-cell table:number-columns-repeated="2"/>
          <table:table-cell table:style-name="ce31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788" calcext:value-type="float">
            <text:p>101788</text:p>
          </table:table-cell>
          <table:table-cell table:content-validation-name="val1" table:formula="of:=CONCATENATE([.Q30];&quot; &quot;;[.O30];&quot; &quot;;[.P30])" office:value-type="string" office:string-value="Sonia Alegre Mas" calcext:value-type="string">
            <text:p>Sonia Alegre M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389" calcext:value-type="float">
            <text:p>100389</text:p>
          </table:table-cell>
          <table:table-cell table:content-validation-name="val1" table:formula="of:=CONCATENATE([.Q31];&quot; &quot;;[.O31];&quot; &quot;;[.P31])" office:value-type="string" office:string-value="Asunción Baldrich Martínez" calcext:value-type="string">
            <text:p>Asunción Baldrich Martínez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 table:number-columns-repeated="2"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565" calcext:value-type="float">
            <text:p>99565</text:p>
          </table:table-cell>
          <table:table-cell table:content-validation-name="val1" table:formula="of:=CONCATENATE([.Q32];&quot; &quot;;[.O32];&quot; &quot;;[.P32])" office:value-type="string" office:string-value="F.Xavier Llebaria Martínez" calcext:value-type="string">
            <text:p>F.Xavier Llebaria Martínez</text:p>
          </table:table-cell>
          <table:table-cell table:style-name="ce23" office:value-type="string" calcext:value-type="string">
            <text:p>Llebaria</text:p>
          </table:table-cell>
          <table:table-cell table:style-name="ce24" office:value-type="string" calcext:value-type="string">
            <text:p>Martínez</text:p>
          </table:table-cell>
          <table:table-cell table:style-name="ce24" office:value-type="string" calcext:value-type="string">
            <text:p>F.Xavier</text:p>
          </table:table-cell>
          <table:table-cell table:number-columns-repeated="2"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006" calcext:value-type="float">
            <text:p>96006</text:p>
          </table:table-cell>
          <table:table-cell table:content-validation-name="val1" table:formula="of:=CONCATENATE([.Q33];&quot; &quot;;[.O33];&quot; &quot;;[.P33])" office:value-type="string" office:string-value="Rosa Isabel Soria Martinez" calcext:value-type="string">
            <text:p>Rosa Isabel Soria Martin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 table:number-columns-repeated="2"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0651" calcext:value-type="float">
            <text:p>70651</text:p>
          </table:table-cell>
          <table:table-cell table:content-validation-name="val1" table:formula="of:=CONCATENATE([.Q34];&quot; &quot;;[.O34];&quot; &quot;;[.P34])" office:value-type="string" office:string-value="Susana Gil Marco" calcext:value-type="string">
            <text:p>Susana Gil Marco</text:p>
          </table:table-cell>
          <table:table-cell table:style-name="ce23" office:value-type="string" calcext:value-type="string">
            <text:p>Gil</text:p>
          </table:table-cell>
          <table:table-cell table:style-name="ce24" office:value-type="string" calcext:value-type="string">
            <text:p>Marco</text:p>
          </table:table-cell>
          <table:table-cell table:style-name="ce24" office:value-type="string" calcext:value-type="string">
            <text:p>Susana</text:p>
          </table:table-cell>
          <table:table-cell table:number-columns-repeated="2"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5395" calcext:value-type="float">
            <text:p>95395</text:p>
          </table:table-cell>
          <table:table-cell table:content-validation-name="val1" table:formula="of:=CONCATENATE([.Q35];&quot; &quot;;[.O35];&quot; &quot;;[.P35])" office:value-type="string" office:string-value="Antonio Guri Lou" calcext:value-type="string">
            <text:p>Antonio Guri Lou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101653" calcext:value-type="float">
            <text:p>101653</text:p>
          </table:table-cell>
          <table:table-cell table:content-validation-name="val1" table:formula="of:=CONCATENATE([.Q36];&quot; &quot;;[.O36];&quot; &quot;;[.P36])" office:value-type="string" office:string-value="Noemi Artiaga López" calcext:value-type="string">
            <text:p>Noemi Artiaga López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 table:number-columns-repeated="2"/>
          <table:table-cell table:style-name="ce31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99970" calcext:value-type="float">
            <text:p>99970</text:p>
          </table:table-cell>
          <table:table-cell table:content-validation-name="val1" table:formula="of:=CONCATENATE([.Q37];&quot; &quot;;[.O37];&quot; &quot;;[.P37])" office:value-type="string" office:string-value="Marta Gutiérrez Lopez" calcext:value-type="string">
            <text:p>Marta Gutiérrez Lo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101415" calcext:value-type="float">
            <text:p>101415</text:p>
          </table:table-cell>
          <table:table-cell table:content-validation-name="val1" table:formula="of:=CONCATENATE([.Q38];&quot; &quot;;[.O38];&quot; &quot;;[.P38])" office:value-type="string" office:string-value="Albert Llamas León" calcext:value-type="string">
            <text:p>Albert Llamas León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319" calcext:value-type="float">
            <text:p>101319</text:p>
          </table:table-cell>
          <table:table-cell table:content-validation-name="val1" table:formula="of:=CONCATENATE([.Q39];&quot; &quot;;[.O39];&quot; &quot;;[.P39])" office:value-type="string" office:string-value="Matilde Vidal Iglesias" calcext:value-type="string">
            <text:p>Matilde Vidal Iglesia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 table:number-columns-repeated="2"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3762" calcext:value-type="float">
            <text:p>73762</text:p>
          </table:table-cell>
          <table:table-cell table:content-validation-name="val1" table:formula="of:=CONCATENATE([.Q40];&quot; &quot;;[.O40];&quot; &quot;;[.P40])" office:value-type="string" office:string-value="Monica Martinez Ibáñez" calcext:value-type="string">
            <text:p>Monica Martinez Ibáñ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8752" calcext:value-type="float">
            <text:p>68752</text:p>
          </table:table-cell>
          <table:table-cell table:content-validation-name="val1" table:formula="of:=CONCATENATE([.Q41];&quot; &quot;;[.O41];&quot; &quot;;[.P41])" office:value-type="string" office:string-value="Maria Teresa Maldonado Hernández" calcext:value-type="string">
            <text:p>Maria Teresa Maldonado Hernánd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2539" calcext:value-type="float">
            <text:p>42539</text:p>
          </table:table-cell>
          <table:table-cell table:content-validation-name="val1" table:formula="of:=CONCATENATE([.Q42];&quot; &quot;;[.O42];&quot; &quot;;[.P42])" office:value-type="string" office:string-value="Laura Ortega Hernandez" calcext:value-type="string">
            <text:p>Laura Ortega Hernand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 table:style-name="ce27"/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4587" calcext:value-type="float">
            <text:p>54587</text:p>
          </table:table-cell>
          <table:table-cell table:content-validation-name="val1" table:formula="of:=CONCATENATE([.Q43];&quot; &quot;;[.O43];&quot; &quot;;[.P43])" office:value-type="string" office:string-value="Lourdes Pons Grau" calcext:value-type="string">
            <text:p>Lourdes Pons Grau</text:p>
          </table:table-cell>
          <table:table-cell table:style-name="ce23" office:value-type="string" calcext:value-type="string">
            <text:p>Pons</text:p>
          </table:table-cell>
          <table:table-cell table:style-name="ce24" office:value-type="string" calcext:value-type="string">
            <text:p>Grau</text:p>
          </table:table-cell>
          <table:table-cell table:style-name="ce24" office:value-type="string" calcext:value-type="string">
            <text:p>Lourdes</text:p>
          </table:table-cell>
          <table:table-cell table:style-name="ce27"/>
          <table:table-cell/>
          <table:table-cell table:style-name="ce31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3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816" calcext:value-type="float">
            <text:p>69816</text:p>
          </table:table-cell>
          <table:table-cell table:content-validation-name="val1" table:formula="of:=CONCATENATE([.Q44];&quot; &quot;;[.O44];&quot; &quot;;[.P44])" office:value-type="string" office:string-value="Maria Amigo González" calcext:value-type="string">
            <text:p>Maria Amigo González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414" calcext:value-type="float">
            <text:p>72414</text:p>
          </table:table-cell>
          <table:table-cell table:content-validation-name="val1" table:formula="of:=CONCATENATE([.Q45];&quot; &quot;;[.O45];&quot; &quot;;[.P45])" office:value-type="string" office:string-value="Delia Rosa Gorina Gómez" calcext:value-type="string">
            <text:p>Delia Rosa Gorina Gómez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 table:style-name="ce27"/>
          <table:table-cell/>
          <table:table-cell table:style-name="ce31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181" calcext:value-type="float">
            <text:p>100181</text:p>
          </table:table-cell>
          <table:table-cell table:content-validation-name="val1" table:formula="of:=CONCATENATE([.Q46];&quot; &quot;;[.O46];&quot; &quot;;[.P46])" office:value-type="string" office:string-value="Carlos González Garcia" calcext:value-type="string">
            <text:p>Carlos González Garcia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Carlos</text:p>
          </table:table-cell>
          <table:table-cell table:style-name="ce27"/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100290" calcext:value-type="float">
            <text:p>100290</text:p>
          </table:table-cell>
          <table:table-cell table:content-validation-name="val1" table:formula="of:=CONCATENATE([.Q47];&quot; &quot;;[.O47];&quot; &quot;;[.P47])" office:value-type="string" office:string-value="David Milian Garcia" calcext:value-type="string">
            <text:p>David Milian Garcia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 table:style-name="ce27"/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101958" calcext:value-type="float">
            <text:p>101958</text:p>
          </table:table-cell>
          <table:table-cell table:content-validation-name="val1" table:formula="of:=CONCATENATE([.Q48];&quot; &quot;;[.O48];&quot; &quot;;[.P48])" office:value-type="string" office:string-value="Cristina Caño Garcia" calcext:value-type="string">
            <text:p>Cristina Caño Garcia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96430" calcext:value-type="float">
            <text:p>96430</text:p>
          </table:table-cell>
          <table:table-cell table:content-validation-name="val1" table:formula="of:=CONCATENATE([.Q49];&quot; &quot;;[.O49];&quot; &quot;;[.P49])" office:value-type="string" office:string-value="Maria Nereida Poblet Garcia" calcext:value-type="string">
            <text:p>Maria Nereida Poblet Garcia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7436" calcext:value-type="float">
            <text:p>97436</text:p>
          </table:table-cell>
          <table:table-cell table:content-validation-name="val1" table:formula="of:=CONCATENATE([.Q50];&quot; &quot;;[.O50];&quot; &quot;;[.P50])" office:value-type="string" office:string-value="Milagros Egea Garcia" calcext:value-type="string">
            <text:p>Milagros Egea Garcia</text:p>
          </table:table-cell>
          <table:table-cell table:style-name="ce23" office:value-type="string" calcext:value-type="string">
            <text:p>Egea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Milagro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651" calcext:value-type="float">
            <text:p>100651</text:p>
          </table:table-cell>
          <table:table-cell table:content-validation-name="val1" table:formula="of:=CONCATENATE([.Q51];&quot; &quot;;[.O51];&quot; &quot;;[.P51])" office:value-type="string" office:string-value="Roser Rifà Fosas" calcext:value-type="string">
            <text:p>Roser Rifà Fosas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771" calcext:value-type="float">
            <text:p>99771</text:p>
          </table:table-cell>
          <table:table-cell table:content-validation-name="val1" table:formula="of:=CONCATENATE([.Q52];&quot; &quot;;[.O52];&quot; &quot;;[.P52])" office:value-type="string" office:string-value="Maria Montero Fernandez" calcext:value-type="string">
            <text:p>Maria Montero Ferna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1675" calcext:value-type="float">
            <text:p>101675</text:p>
          </table:table-cell>
          <table:table-cell table:content-validation-name="val1" table:formula="of:=CONCATENATE([.Q53];&quot; &quot;;[.O53];&quot; &quot;;[.P53])" office:value-type="string" office:string-value="Àngels Ferrer Farré" calcext:value-type="string">
            <text:p>Àngels Ferrer Farré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Farré</text:p>
          </table:table-cell>
          <table:table-cell table:style-name="ce24" office:value-type="string" calcext:value-type="string">
            <text:p>Àngel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854" calcext:value-type="float">
            <text:p>100854</text:p>
          </table:table-cell>
          <table:table-cell table:content-validation-name="val1" table:formula="of:=CONCATENATE([.Q54];&quot; &quot;;[.O54];&quot; &quot;;[.P54])" office:value-type="string" office:string-value="Montserrat González Cuest" calcext:value-type="string">
            <text:p>Montserrat González Cuest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Cuest</text:p>
          </table:table-cell>
          <table:table-cell table:style-name="ce24" office:value-type="string" calcext:value-type="string">
            <text:p>Montserrat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6715" calcext:value-type="float">
            <text:p>96715</text:p>
          </table:table-cell>
          <table:table-cell table:content-validation-name="val1" table:formula="of:=CONCATENATE([.Q55];&quot; &quot;;[.O55];&quot; &quot;;[.P55])" office:value-type="string" office:string-value="Alex Collado Costa" calcext:value-type="string">
            <text:p>Alex Collado Costa</text:p>
          </table:table-cell>
          <table:table-cell table:style-name="ce23" office:value-type="string" calcext:value-type="string">
            <text:p>Collado</text:p>
          </table:table-cell>
          <table:table-cell table:style-name="ce24" office:value-type="string" calcext:value-type="string">
            <text:p>Costa</text:p>
          </table:table-cell>
          <table:table-cell table:style-name="ce24" office:value-type="string" calcext:value-type="string">
            <text:p>Alex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69122" calcext:value-type="float">
            <text:p>69122</text:p>
          </table:table-cell>
          <table:table-cell table:content-validation-name="val1" table:formula="of:=CONCATENATE([.Q56];&quot; &quot;;[.O56];&quot; &quot;;[.P56])" office:value-type="string" office:string-value="Anna Bretones Coronel" calcext:value-type="string">
            <text:p>Anna Bretones Coronel</text:p>
          </table:table-cell>
          <table:table-cell table:style-name="ce23" office:value-type="string" calcext:value-type="string">
            <text:p>Bretones</text:p>
          </table:table-cell>
          <table:table-cell table:style-name="ce24" office:value-type="string" calcext:value-type="string">
            <text:p>Coronel</text:p>
          </table:table-cell>
          <table:table-cell table:style-name="ce24" office:value-type="string" calcext:value-type="string">
            <text:p>Ann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95937" calcext:value-type="float">
            <text:p>95937</text:p>
          </table:table-cell>
          <table:table-cell table:content-validation-name="val1" table:formula="of:=CONCATENATE([.Q57];&quot; &quot;;[.O57];&quot; &quot;;[.P57])" office:value-type="string" office:string-value="Ferran Weselo Comas" calcext:value-type="string">
            <text:p>Ferran Weselo Comas</text:p>
          </table:table-cell>
          <table:table-cell table:style-name="ce23" office:value-type="string" calcext:value-type="string">
            <text:p>Weselo</text:p>
          </table:table-cell>
          <table:table-cell table:style-name="ce24" office:value-type="string" calcext:value-type="string">
            <text:p>Comas</text:p>
          </table:table-cell>
          <table:table-cell table:style-name="ce24" office:value-type="string" calcext:value-type="string">
            <text:p>Ferra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59193" calcext:value-type="float">
            <text:p>59193</text:p>
          </table:table-cell>
          <table:table-cell table:content-validation-name="val1" table:formula="of:=CONCATENATE([.Q58];&quot; &quot;;[.O58];&quot; &quot;;[.P58])" office:value-type="string" office:string-value="Manuel Labrador Carrasco" calcext:value-type="string">
            <text:p>Manuel Labrador Carrasco</text:p>
          </table:table-cell>
          <table:table-cell table:style-name="ce23" office:value-type="string" calcext:value-type="string">
            <text:p>Labrador</text:p>
          </table:table-cell>
          <table:table-cell table:style-name="ce24" office:value-type="string" calcext:value-type="string">
            <text:p>Carrasco</text:p>
          </table:table-cell>
          <table:table-cell table:style-name="ce24" office:value-type="string" calcext:value-type="string">
            <text:p>Man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88005" calcext:value-type="float">
            <text:p>88005</text:p>
          </table:table-cell>
          <table:table-cell table:content-validation-name="val1" table:formula="of:=CONCATENATE([.Q59];&quot; &quot;;[.O59];&quot; &quot;;[.P59])" office:value-type="string" office:string-value="Ignasi Pallas Cardona" calcext:value-type="string">
            <text:p>Ignasi Pallas Cardona</text:p>
          </table:table-cell>
          <table:table-cell table:style-name="ce23" office:value-type="string" calcext:value-type="string">
            <text:p>Pallas</text:p>
          </table:table-cell>
          <table:table-cell table:style-name="ce24" office:value-type="string" calcext:value-type="string">
            <text:p>Cardona</text:p>
          </table:table-cell>
          <table:table-cell table:style-name="ce24" office:value-type="string" calcext:value-type="string">
            <text:p>Ignasi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45516" calcext:value-type="float">
            <text:p>45516</text:p>
          </table:table-cell>
          <table:table-cell table:content-validation-name="val1" table:formula="of:=CONCATENATE([.Q60];&quot; &quot;;[.O60];&quot; &quot;;[.P60])" office:value-type="string" office:string-value="Laura Crespo Bosch" calcext:value-type="string">
            <text:p>Laura Crespo Bosch</text:p>
          </table:table-cell>
          <table:table-cell table:style-name="ce23" office:value-type="string" calcext:value-type="string">
            <text:p>Crespo</text:p>
          </table:table-cell>
          <table:table-cell table:style-name="ce24" office:value-type="string" calcext:value-type="string">
            <text:p>Bosch</text:p>
          </table:table-cell>
          <table:table-cell table:style-name="ce24" office:value-type="string" calcext:value-type="string">
            <text:p>Laur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8804" calcext:value-type="float">
            <text:p>78804</text:p>
          </table:table-cell>
          <table:table-cell table:content-validation-name="val1" table:formula="of:=CONCATENATE([.Q61];&quot; &quot;;[.O61];&quot; &quot;;[.P61])" office:value-type="string" office:string-value="Mª Carmen Lopez Bernita" calcext:value-type="string">
            <text:p>Mª Carmen Lopez Berni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style-name="ce72" table:content-validation-name="val2"/>
          <table:table-cell table:style-name="ce72" table:content-validation-name="val3"/>
          <table:table-cell table:number-columns-repeated="6"/>
          <table:table-cell table:content-validation-name="val1" office:value-type="float" office:value="100924" calcext:value-type="float">
            <text:p>100924</text:p>
          </table:table-cell>
          <table:table-cell table:content-validation-name="val1" table:formula="of:=CONCATENATE([.Q62];&quot; &quot;;[.O62];&quot; &quot;;[.P62])" office:value-type="string" office:string-value="Concepció Calaf Berenguer" calcext:value-type="string">
            <text:p>Concepció Calaf Berenguer</text:p>
          </table:table-cell>
          <table:table-cell table:style-name="ce23" office:value-type="string" calcext:value-type="string">
            <text:p>Calaf</text:p>
          </table:table-cell>
          <table:table-cell table:style-name="ce24" office:value-type="string" calcext:value-type="string">
            <text:p>Berenguer</text:p>
          </table:table-cell>
          <table:table-cell table:style-name="ce24" office:value-type="string" calcext:value-type="string">
            <text:p>Concepció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100524" calcext:value-type="float">
            <text:p>100524</text:p>
          </table:table-cell>
          <table:table-cell table:content-validation-name="val1" table:formula="of:=CONCATENATE([.Q63];&quot; &quot;;[.O63];&quot; &quot;;[.P63])" office:value-type="string" office:string-value="Jose Luís Villalba Bellido" calcext:value-type="string">
            <text:p>Jose Luís Villalba Bellido</text:p>
          </table:table-cell>
          <table:table-cell table:style-name="ce23" office:value-type="string" calcext:value-type="string">
            <text:p>Villalba</text:p>
          </table:table-cell>
          <table:table-cell table:style-name="ce24" office:value-type="string" calcext:value-type="string">
            <text:p>Bellido</text:p>
          </table:table-cell>
          <table:table-cell table:style-name="ce24" office:value-type="string" calcext:value-type="string">
            <text:p>Jose Luís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99644" calcext:value-type="float">
            <text:p>99644</text:p>
          </table:table-cell>
          <table:table-cell table:content-validation-name="val1" table:formula="of:=CONCATENATE([.Q64];&quot; &quot;;[.O64];&quot; &quot;;[.P64])" office:value-type="string" office:string-value="Josepa Sans Bel" calcext:value-type="string">
            <text:p>Josepa Sans Bel</text:p>
          </table:table-cell>
          <table:table-cell table:style-name="ce23" office:value-type="string" calcext:value-type="string">
            <text:p>Sans</text:p>
          </table:table-cell>
          <table:table-cell table:style-name="ce24" office:value-type="string" calcext:value-type="string">
            <text:p>Bel</text:p>
          </table:table-cell>
          <table:table-cell table:style-name="ce24" office:value-type="string" calcext:value-type="string">
            <text:p>Josepa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content-validation-name="val1" table:number-columns-repeated="2"/>
          <table:table-cell table:number-columns-repeated="2"/>
          <table:table-cell table:content-validation-name="val2"/>
          <table:table-cell table:content-validation-name="val3"/>
          <table:table-cell table:number-columns-repeated="6"/>
          <table:table-cell table:content-validation-name="val1" office:value-type="float" office:value="72101" calcext:value-type="float">
            <text:p>72101</text:p>
          </table:table-cell>
          <table:table-cell table:content-validation-name="val1" table:formula="of:=CONCATENATE([.Q65];&quot; &quot;;[.O65];&quot; &quot;;[.P65])" office:value-type="string" office:string-value="Miguel Benet Albesa" calcext:value-type="string">
            <text:p>Miguel Benet Albes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 table:style-name="ce27"/>
          <table:table-cell/>
          <table:table-cell table:style-name="ce27" table:number-columns-repeated="2"/>
        </table:table-row>
        <table:table-row table:style-name="ro3">
          <table:table-cell table:style-name="ce10" table:number-columns-repeated="2"/>
          <table:table-cell table:style-name="ce69" table:number-columns-repeated="2"/>
          <table:table-cell table:style-name="ce69" table:content-validation-name="val2"/>
          <table:table-cell table:style-name="ce69" table:content-validation-name="val3"/>
          <table:table-cell table:style-name="ce69" table:number-columns-repeated="5"/>
          <table:table-cell/>
          <table:table-cell table:content-validation-name="val1" office:value-type="float" office:value="101758" calcext:value-type="float">
            <text:p>101758</text:p>
          </table:table-cell>
          <table:table-cell table:content-validation-name="val1" table:formula="of:=CONCATENATE([.Q66];&quot; &quot;;[.O66];&quot; &quot;;[.P66])" office:value-type="string" office:string-value="Ana Perez Aguilar" calcext:value-type="string">
            <text:p>Ana Perez Aguila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 table:style-name="ce27"/>
          <table:table-cell/>
          <table:table-cell table:style-name="ce27" table:number-columns-repeated="2"/>
        </table:table-row>
      </table:table>
      <table:table table:name="Full4" table:style-name="ta1">
        <table:table-column table:style-name="co12" table:default-cell-style-name="ce40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2"/>
          <table:table-cell table:style-name="ce42" table:content-validation-name="val2"/>
          <table:table-cell table:style-name="ce47"/>
          <table:table-cell table:style-name="ce49" table:content-validation-name="val2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10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10"/>
          <table:table-cell table:number-columns-repeated="7"/>
        </table:table-row>
        <table:table-row table:style-name="ro6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19"/>
          <table:table-cell table:style-name="Default"/>
          <table:table-cell table:style-name="ce119" office:value-type="string" calcext:value-type="string">
            <text:p>Periodicitat</text:p>
          </table:table-cell>
          <table:table-cell table:style-name="ce119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currency-style style:name="N331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31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31P0"/>
    </number:currency-style>
    <number:currency-style style:name="N330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0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0P0"/>
    </number:currency-style>
    <number:currency-style style:name="N328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number-style style:name="N327">
      <number:number number:decimal-places="0" number:min-decimal-places="0" number:min-integer-digits="1" number:grouping="true"/>
      <number:text> kg.</number:text>
    </number:number-style>
    <number:currency-style style:name="N326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25P0" style:volatile="true">
      <number:number number:decimal-places="2" number:min-decimal-places="2" number:min-integer-digits="1" number:grouping="true"/>
      <number:text> </number:text>
    </number:number-style>
    <number:number-style style:name="N3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25P0"/>
    </number:number-style>
    <number:number-style style:name="N324P0" style:volatile="true">
      <number:number number:decimal-places="0" number:min-decimal-places="0" number:min-integer-digits="1" number:grouping="true"/>
      <number:text> </number:text>
    </number:number-style>
    <number:number-style style:name="N3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24P0"/>
    </number:number-style>
    <number:number-style style:name="N323">
      <number:number number:decimal-places="4" number:min-decimal-places="4" number:min-integer-digits="1" number:grouping="true"/>
    </number:number-style>
    <number:date-style style:name="N322">
      <number:month number:textual="true"/>
      <number:text>-</number:text>
      <number:year number:style="long"/>
    </number:date-style>
    <number:number-style style:name="N321P0" style:volatile="true">
      <number:text>Verdadero</number:text>
    </number:number-style>
    <number:number-style style:name="N321P1" style:volatile="true">
      <number:text>Verdadero</number:text>
    </number:number-style>
    <number:number-style style:name="N321">
      <number:text>Falso</number:text>
      <style:map style:condition="value()&gt;0" style:apply-style-name="N321P0"/>
      <style:map style:condition="value()&lt;0" style:apply-style-name="N321P1"/>
    </number:number-style>
    <number:number-style style:name="N319P0" style:volatile="true">
      <number:text>Sí</number:text>
    </number:number-style>
    <number:number-style style:name="N319P1" style:volatile="true">
      <number:text>Sí</number:text>
    </number:number-style>
    <number:number-style style:name="N319">
      <number:text>No</number:text>
      <style:map style:condition="value()&gt;0" style:apply-style-name="N319P0"/>
      <style:map style:condition="value()&lt;0" style:apply-style-name="N319P1"/>
    </number:number-style>
    <number:number-style style:name="N31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1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17P2" style:volatile="true">
      <number:text> $-</number:text>
      <number:number number:decimal-places="0" number:min-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3P2" style:volatile="true">
      <number:text>-</number:text>
      <number:number number:decimal-places="0" number:min-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date-style style:name="N312">
      <number:day/>
      <number:text>/</number:text>
      <number:month/>
    </number:date-style>
    <number:number-style style:name="N311">
      <number:number number:decimal-places="1" number:min-decimal-places="1" number:min-integer-digits="1" number:grouping="true"/>
    </number:number-style>
    <number:date-style style:name="N310">
      <number:text>dia: </number:text>
      <number:day/>
      <number:text>/</number:text>
      <number:month number:style="long"/>
      <number:text>/</number:text>
      <number:year/>
    </number:date-style>
    <number:number-style style:name="N309P0" style:volatile="true">
      <number:number number:decimal-places="0" number:min-decimal-places="0" number:min-integer-digits="1" number:grouping="true"/>
      <number:text>       </number:text>
    </number:number-style>
    <number:number-style style:name="N3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09P2" style:volatile="true">
      <number:text>-</number:text>
      <number:number number:decimal-places="0" number:min-decimal-places="0" number:min-integer-digits="0"/>
      <number:text>   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08P0" style:volatile="true">
      <number:number number:decimal-places="1" number:min-decimal-places="1" number:min-integer-digits="1" number:grouping="true"/>
      <number:text>       </number:text>
    </number:number-style>
    <number:number-style style:name="N308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08P2" style:volatile="true">
      <number:text>-</number:text>
      <number:number number:decimal-places="0" number:min-decimal-places="0" number:min-integer-digits="0"/>
      <number:text>      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7P0" style:volatile="true"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3P0" style:volatile="true">
      <number:number number:decimal-places="0" number:min-decimal-places="0" number:min-integer-digits="1" number:grouping="true"/>
      <number:text> DM</number:text>
    </number:number-style>
    <number:number-style style:name="N30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3P0"/>
    </number:number-style>
    <number:number-style style:name="N302P0" style:volatile="true">
      <number:number number:decimal-places="2" number:min-decimal-places="2" number:min-integer-digits="1" number:grouping="true"/>
      <number:text> pta </number:text>
    </number:number-style>
    <number:number-style style:name="N30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02P2" style:volatile="true">
      <number:text>-</number:text>
      <number:number number:decimal-places="0" number:min-decimal-places="0" number:min-integer-digits="0"/>
      <number:text> pta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298P0" style:volatile="true">
      <number:number number:decimal-places="0" number:min-decimal-places="0" number:min-integer-digits="1" number:grouping="true"/>
      <number:text> pta </number:text>
    </number:number-style>
    <number:number-style style:name="N298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98P2" style:volatile="true">
      <number:text> - pta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4P0" style:volatile="true">
      <number:number number:decimal-places="2" number:min-decimal-places="2" number:min-integer-digits="1" number:grouping="true"/>
      <number:text> pta</number:text>
    </number:number-style>
    <number:number-style style:name="N29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94P0"/>
    </number:number-style>
    <number:number-style style:name="N293P0" style:volatile="true">
      <number:number number:decimal-places="0" number:min-decimal-places="0" number:min-integer-digits="1" number:grouping="true"/>
      <number:text> pta</number:text>
    </number:number-style>
    <number:number-style style:name="N29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3P0"/>
    </number:number-style>
    <number:number-style style:name="N292P0" style:volatile="true">
      <number:number number:decimal-places="0" number:min-decimal-places="0" number:min-integer-digits="1" number:grouping="true"/>
      <number:text> pta</number:text>
    </number:number-style>
    <number:number-style style:name="N29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2P0"/>
    </number:number-style>
    <number:number-style style:name="N290">
      <number:number number:decimal-places="11" number:min-decimal-places="11" number:min-integer-digits="1"/>
    </number:number-style>
    <number:number-style style:name="N289">
      <number:number number:decimal-places="4" number:min-decimal-places="4" number:min-integer-digits="1"/>
    </number:number-style>
    <number:number-style style:name="N288">
      <number:number number:decimal-places="5" number:min-decimal-places="5" number:min-integer-digits="1"/>
    </number:number-style>
    <number:number-style style:name="N287">
      <number:number number:decimal-places="6" number:min-decimal-places="6" number:min-integer-digits="1"/>
    </number:number-style>
    <number:number-style style:name="N286">
      <number:number number:decimal-places="7" number:min-decimal-places="7" number:min-integer-digits="1"/>
    </number:number-style>
    <number:number-style style:name="N285">
      <number:number number:decimal-places="10" number:min-decimal-places="10" number:min-integer-digits="1"/>
    </number:number-style>
    <number:number-style style:name="N284">
      <number:number number:decimal-places="9" number:min-decimal-places="9" number:min-integer-digits="1"/>
    </number:number-style>
    <number:number-style style:name="N283P0" style:volatile="true">
      <number:number number:decimal-places="2" number:min-decimal-places="2" number:min-integer-digits="1" number:grouping="true"/>
      <number:text>       </number:text>
    </number:number-style>
    <number:number-style style:name="N28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83P2" style:volatile="true">
      <number:text> -      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2P0" style:volatile="true">
      <number:number number:decimal-places="1" number:min-decimal-places="1" number:min-integer-digits="1" number:grouping="true"/>
      <number:text>       </number:text>
    </number:number-style>
    <number:number-style style:name="N28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82P2" style:volatile="true">
      <number:text> -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79">
      <number:number number:min-integer-digits="1"/>
      <number:text> </number:text>
    </number:number-style>
    <number:number-style style:name="N278P0" style:volatile="true"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78P2" style:volatile="true">
      <number:text>-</number:text>
      <number:number number:decimal-places="0" number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6P0" style:volatile="true">
      <number:number number:decimal-places="1" number:min-decimal-places="1" number:min-integer-digits="1" number:grouping="true"/>
      <number:text> </number:text>
    </number:number-style>
    <number:number-style style:name="N27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76P2" style:volatile="true">
      <number:text>-</number:text>
      <number:number number:decimal-places="0" number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2">
      <number:text>Data: </number:text>
      <number:day/>
      <number:text>/</number:text>
      <number:month number:style="long"/>
      <number:text>/</number:text>
      <number:year/>
    </number:date-style>
    <number:percentage-style style:name="N271">
      <number:number number:decimal-places="3" number:min-decimal-places="3" number:min-integer-digits="1"/>
      <number:text>%</number:text>
    </number:percentage-style>
    <number:currency-style style:name="N27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70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70P0"/>
    </number:currency-style>
    <number:number-style style:name="N269">
      <number:number number:decimal-places="2" number:min-decimal-places="2" number:min-integer-digits="1" number:grouping="true"/>
      <number:text> h</number:text>
    </number:number-style>
    <number:number-style style:name="N268P0" style:volatile="true">
      <number:number number:decimal-places="0" number:min-decimal-places="0" number:min-integer-digits="1" number:grouping="true"/>
      <number:text>       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68P2" style:volatile="true">
      <number:text> - 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4P0" style:volatile="true">
      <number:number number:decimal-places="0" number:min-decimal-places="0" number:min-integer-digits="1" number:grouping="true"/>
      <number:text> PTA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64P2" style:volatile="true">
      <number:text> - PTA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0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60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60P0"/>
    </number:currency-style>
    <number:number-style style:name="N258P0" style:volatile="true">
      <number:number number:decimal-places="2" number:min-decimal-places="2" number:min-integer-digits="1" number:grouping="true"/>
      <number:text> PTA</number:text>
    </number:number-style>
    <number:number-style style:name="N25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8P0"/>
    </number:number-style>
    <number:number-style style:name="N257">
      <number:number number:decimal-places="0" number:min-decimal-places="0" number:min-integer-digits="0"/>
    </number:number-style>
    <number:number-style style:name="N256P0" style:volatile="true">
      <number:number number:decimal-places="2" number:min-decimal-places="2" number:min-integer-digits="1" number:grouping="true"/>
      <number:text> PTA</number:text>
    </number:number-style>
    <number:number-style style:name="N25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6P0"/>
    </number:number-style>
    <number:number-style style:name="N254P0" style:volatile="true">
      <number:number number:decimal-places="1" number:min-decimal-places="1" number:min-integer-digits="1" number:grouping="true"/>
      <number:text> € </number:text>
    </number:number-style>
    <number:number-style style:name="N25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54P2" style:volatile="true">
      <number:text>-</number:text>
      <number:number number:decimal-places="0" number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1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50">
      <number:number number:decimal-places="3" number:min-decimal-places="3" number:min-integer-digits="1"/>
    </number:number-style>
    <number:date-style style:name="N249">
      <number:day/>
      <number:text>/</number:text>
      <number:month number:style="long"/>
      <number:text>/</number:text>
      <number:year number:style="long"/>
    </number:date-style>
    <number:number-style style:name="N248P0" style:volatile="true">
      <number:number number:decimal-places="0" number:min-decimal-places="0" number:min-integer-digits="1" number:grouping="true"/>
    </number:number-style>
    <number:number-style style:name="N2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8P0"/>
    </number:number-style>
    <number:currency-style style:name="N247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47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47P0"/>
    </number:currency-style>
    <number:number-style style:name="N245P0" style:volatile="true">
      <number:number number:decimal-places="2" number:min-decimal-places="2" number:min-integer-digits="1" number:grouping="true"/>
      <number:text> Pts </number:text>
    </number:number-style>
    <number:number-style style:name="N245P1" style:volatile="true">
      <number:number number:decimal-places="2" number:min-decimal-places="2" number:min-integer-digits="1" number:grouping="true"/>
      <number:text> Pts-</number:text>
    </number:number-style>
    <number:number-style style:name="N245P2" style:volatile="true">
      <number:text> - Pts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4P0" style:volatile="true">
      <number:number number:decimal-places="2" number:min-decimal-places="2" number:min-integer-digits="1" number:grouping="true"/>
      <number:text> Pts </number:text>
    </number:number-style>
    <number:number-style style:name="N244P1" style:volatile="true">
      <number:number number:decimal-places="2" number:min-decimal-places="2" number:min-integer-digits="1" number:grouping="true"/>
      <number:text> Pts-</number:text>
    </number:number-style>
    <number:number-style style:name="N244P2" style:volatile="true">
      <number:text>-</number:text>
      <number:number number:decimal-places="0" number:min-decimal-places="0" number:min-integer-digits="0"/>
      <number:text> Pts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2">
      <number:number number:decimal-places="5" number:min-decimal-places="5" number:min-integer-digits="1" number:grouping="true"/>
    </number:number-style>
    <number:currency-style style:name="N241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41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41P0"/>
    </number:currency-style>
    <number:number-style style:name="N239P0" style:volatile="true">
      <number:number number:decimal-places="2" number:min-decimal-places="2" number:min-integer-digits="1" number:grouping="true"/>
      <number:text> Pts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9P0"/>
    </number:number-style>
    <number:number-style style:name="N238P0" style:volatile="true">
      <number:number number:decimal-places="2" number:min-decimal-places="2" number:min-integer-digits="1" number:grouping="true"/>
      <number:text> Pts</number:text>
    </number:number-style>
    <number:number-style style:name="N238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8P0"/>
    </number:number-style>
    <number:number-style style:name="N236P0" style:volatile="true">
      <number:number number:decimal-places="0" number:min-decimal-places="0" number:min-integer-digits="1" number:grouping="true"/>
      <number:text> Pts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6P0"/>
    </number:number-style>
    <number:number-style style:name="N235P0" style:volatile="true">
      <number:number number:decimal-places="2" number:min-decimal-places="2" number:min-integer-digits="1" number:grouping="true"/>
      <number:text> € </number:text>
    </number:number-style>
    <number:number-style style:name="N235P1" style:volatile="true">
      <number:number number:decimal-places="2" number:min-decimal-places="2" number:min-integer-digits="1" number:grouping="true"/>
      <number:text> € </number:text>
    </number:number-style>
    <number:number-style style:name="N235P2" style:volatile="true">
      <number:number number:decimal-places="0" number:min-decimal-places="0" number:min-integer-digits="0"/>
      <number:text> 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3P0" style:volatile="true">
      <number:number number:decimal-places="0" number:min-decimal-places="0" number:min-integer-digits="1" number:grouping="true"/>
      <number:text> Pts</number:text>
    </number:number-style>
    <number:number-style style:name="N23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3P0"/>
    </number:number-style>
    <number:time-style style:name="N232" number:truncate-on-overflow="false">
      <number:hours/>
      <number:text>,</number:text>
      <number:minutes number:style="long"/>
      <number:text> h</number:text>
    </number:time-style>
    <number:number-style style:name="N231P0" style:volatile="true">
      <number:number number:decimal-places="2" number:min-decimal-places="2" number:min-integer-digits="1" number:grouping="true"/>
      <number:text>        </number:text>
    </number:number-style>
    <number:number-style style:name="N231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31P2" style:volatile="true">
      <number:text>-</number:text>
      <number:number number:decimal-places="0" number:min-decimal-places="0" number:min-integer-digits="0"/>
      <number:text> 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27">
      <number:minutes number:style="long"/>
      <number:text>:</number:text>
      <number:seconds number:style="long" number:decimal-places="1"/>
    </number:time-style>
    <number:time-style style:name="N2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25P0" style:volatile="true">
      <number:number number:decimal-places="2" number:min-decimal-places="2" number:min-integer-digits="1" number:grouping="true"/>
      <number:text> PTA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25P2" style:volatile="true">
      <number:text>-</number:text>
      <number:number number:decimal-places="0" number:min-decimal-places="0" number:min-integer-digits="0"/>
      <number:text> PTA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21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21P0"/>
    </number:currency-style>
    <number:time-style style:name="N220">
      <number:minutes number:style="long"/>
      <number:text>:</number:text>
      <number:seconds number:style="long"/>
    </number:time-style>
    <number:number-style style:name="N21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$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15P0" style:volatile="true">
      <number:number number:decimal-places="2" number:min-decimal-places="2" number:min-integer-digits="1" number:grouping="true"/>
      <number:text> DM</number:text>
    </number:number-style>
    <number:number-style style:name="N2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5P0"/>
    </number:number-style>
    <number:number-style style:name="N214P0" style:volatile="true">
      <number:number number:decimal-places="2" number:min-decimal-places="2" number:min-integer-digits="1" number:grouping="true"/>
    </number:number-style>
    <number:number-style style:name="N214">
      <number:text>-</number:text>
      <number:number number:decimal-places="2" number:min-decimal-places="2" number:min-integer-digits="1" number:grouping="true"/>
      <style:map style:condition="value()&gt;=0" style:apply-style-name="N214P0"/>
    </number:number-style>
    <number:number-style style:name="N213P0" style:volatile="true">
      <number:number number:decimal-places="0" number:min-decimal-places="0" number:min-integer-digits="1" number:grouping="true"/>
      <number:text> PTA</number:text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3P0"/>
    </number:number-style>
    <number:number-style style:name="N212P0" style:volatile="true">
      <number:number number:decimal-places="0" number:min-decimal-places="0" number:min-integer-digits="1" number:grouping="true"/>
    </number:number-style>
    <number:number-style style:name="N212">
      <number:text>-</number:text>
      <number:number number:decimal-places="0" number:min-decimal-places="0" number:min-integer-digits="1" number:grouping="true"/>
      <style:map style:condition="value()&gt;=0" style:apply-style-name="N212P0"/>
    </number:number-style>
    <number:number-style style:name="N211P0" style:volatile="true">
      <number:number number:decimal-places="0" number:min-decimal-places="0" number:min-integer-digits="1" number:grouping="true"/>
      <number:text> PTA</number:text>
    </number:number-style>
    <number:number-style style:name="N21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1P0"/>
    </number:number-style>
    <number:number-style style:name="N210P0" style:volatile="true">
      <number:number number:decimal-places="2" number:min-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0P0"/>
    </number:number-style>
    <number:number-style style:name="N209">
      <number:number number:decimal-places="0" number:min-decimal-places="0" number:min-integer-digits="1" number:grouping="true"/>
      <number:text> PTA</number:text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7P0" style:volatile="true">
      <number:number number:decimal-places="2" number:min-decimal-places="2" number:min-integer-digits="1" number:grouping="true"/>
      <number:text> DM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07P2" style:volatile="true">
      <number:text>-</number:text>
      <number:number number:decimal-places="0" number:min-decimal-places="0" number:min-integer-digits="0"/>
      <number:text> DM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3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03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03P0"/>
    </number:currency-style>
    <number:percentage-style style:name="N201">
      <number:number number:decimal-places="6" number:min-decimal-places="6" number:min-integer-digits="1"/>
      <number:text>%</number:text>
    </number:percentage-style>
    <number:number-style style:name="N200">
      <number:number number:decimal-places="2" number:min-decimal-places="2" number:min-integer-digits="1" number:grouping="true"/>
      <number:text> €</number:text>
    </number:number-style>
    <number:number-style style:name="N199P0" style:volatile="true">
      <number:number number:decimal-places="2" number:min-decimal-places="2" number:min-integer-digits="1" number:grouping="true"/>
      <number:text> pta</number:text>
    </number:number-style>
    <number:number-style style:name="N19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9P0"/>
    </number:number-style>
    <number:number-style style:name="N197">
      <number:number number:decimal-places="1" number:min-decimal-places="1" number:min-integer-digits="1"/>
    </number:number-style>
    <number:number-style style:name="N196P0" style:volatile="true">
      <number:number number:decimal-places="0" number:min-decimal-places="0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6P0"/>
    </number:number-style>
    <number:date-style style:name="N195">
      <number:day/>
      <number:text>-</number:text>
      <number:month number:textual="true"/>
      <number:text>-</number:text>
      <number:year/>
    </number:date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4P0"/>
    </number:number-style>
    <number:number-style style:name="N193P0" style:volatile="true">
      <number:number number:decimal-places="0" number:min-decimal-places="0" number:min-integer-digits="1"/>
      <number:text> </number:text>
    </number:number-style>
    <number:number-style style:name="N193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93P0"/>
    </number:number-style>
    <number:number-style style:name="N191P0" style:volatile="true">
      <number:number number:decimal-places="2" number:min-decimal-places="2" number:min-integer-digits="1"/>
    </number:number-style>
    <number:number-style style:name="N191">
      <style:text-properties fo:color="#ff0000"/>
      <number:text>-</number:text>
      <number:number number:decimal-places="2" number:min-decimal-places="2" number:min-integer-digits="1"/>
      <style:map style:condition="value()&gt;=0" style:apply-style-name="N191P0"/>
    </number:number-style>
    <number:number-style style:name="N190P0" style:volatile="true">
      <number:number number:decimal-places="2" number:min-decimal-places="2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0P0"/>
    </number:number-style>
    <number:currency-style style:name="N188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88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88P0"/>
    </number:currency-style>
    <number:number-style style:name="N186">
      <number:number number:decimal-places="0" number:min-decimal-places="0" number:min-integer-digits="1" number:grouping="true"/>
      <number:text> l.</number:text>
    </number:number-style>
    <number:number-style style:name="N185P0" style:volatile="true">
      <number:number number:decimal-places="0" number:min-decimal-places="0" number:min-integer-digits="1" number:grouping="true"/>
      <number:text> €</number:text>
    </number:number-style>
    <number:number-style style:name="N18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5P0"/>
    </number:number-style>
    <number:currency-style style:name="N183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8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83P0"/>
    </number:currency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79P0" style:volatile="true">
      <number:text>$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77P0" style:volatile="true">
      <number:number number:decimal-places="2" number:min-decimal-places="2" number:min-integer-digits="1" number:grouping="true"/>
      <number:text> Pts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77P2" style:volatile="true">
      <number:text>-</number:text>
      <number:number number:decimal-places="0" number:min-decimal-places="0" number:min-integer-digits="0"/>
      <number:text> Pts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-</number:text>
      <number:number number:decimal-places="0" number:min-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69">
      <number:hours/>
      <number:text>,</number:text>
      <number:minutes number:style="long"/>
      <number:text> h</number:text>
    </number:time-style>
    <number:number-style style:name="N168">
      <number:number number:decimal-places="6" number:min-decimal-places="6" number:min-integer-digits="1" number:grouping="true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time-style style:name="N165">
      <number:hours number:style="long"/>
      <number:text>,</number:text>
      <number:minutes number:style="long"/>
      <number:text> h</number:text>
    </number:time-style>
    <number:number-style style:name="N164P0" style:volatile="true">
      <number:number number:decimal-places="3" number:min-decimal-places="3" number:min-integer-digits="1" number:grouping="true"/>
      <number:text> Pts </number:text>
    </number:number-style>
    <number:number-style style:name="N164P1" style:volatile="true">
      <number:number number:decimal-places="3" number:min-decimal-places="3" number:min-integer-digits="1" number:grouping="true"/>
      <number:text> Pts-</number:text>
    </number:number-style>
    <number:number-style style:name="N164P2" style:volatile="true">
      <number:text> - Pts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1">
      <number:number number:decimal-places="0" number:min-decimal-places="0" number:min-integer-digits="1" number:grouping="true"/>
      <number:text> h</number:text>
    </number:number-style>
    <number:number-style style:name="N160P0" style:volatile="true">
      <number:number number:decimal-places="0" number:min-decimal-places="0" number:min-integer-digits="1" number:grouping="true"/>
      <number:text> Pts </number:text>
    </number:number-style>
    <number:number-style style:name="N160P1" style:volatile="true">
      <number:number number:decimal-places="0" number:min-decimal-places="0" number:min-integer-digits="1" number:grouping="true"/>
      <number:text> Pts-</number:text>
    </number:number-style>
    <number:number-style style:name="N160P2" style:volatile="true">
      <number:text> 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8P0" style:volatile="true">
      <number:text>Activado</number:text>
    </number:number-style>
    <number:number-style style:name="N158P1" style:volatile="true">
      <number:text>Activado</number:text>
    </number:number-style>
    <number:number-style style:name="N158">
      <number:text>Desactivado</number:text>
      <style:map style:condition="value()&gt;0" style:apply-style-name="N158P0"/>
      <style:map style:condition="value()&lt;0" style:apply-style-name="N158P1"/>
    </number:number-style>
    <number:percentage-style style:name="N156">
      <number:number number:decimal-places="1" number:min-decimal-places="1" number:min-integer-digits="1"/>
      <number:text>%</number:text>
    </number:percentage-style>
    <number:number-style style:name="N155">
      <number:number number:decimal-places="1" number:min-decimal-places="1" number:min-integer-digits="1" number:grouping="true"/>
      <number:text> kg.</number:text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3">
      <number:number number:decimal-places="0" number:min-decimal-places="0" number:min-integer-digits="1" number:grouping="true"/>
      <number:text> Pts</number:text>
    </number:number-style>
    <number:number-style style:name="N152P0" style:volatile="true">
      <number:number number:decimal-places="1" number:min-decimal-places="1" number:min-integer-digits="1" number:grouping="true"/>
      <number:text> Pts </number:text>
    </number:number-style>
    <number:number-style style:name="N152P1" style:volatile="true">
      <number:number number:decimal-places="1" number:min-decimal-places="1" number:min-integer-digits="1" number:grouping="true"/>
      <number:text> Pts-</number:text>
    </number:number-style>
    <number:number-style style:name="N152P2" style:volatile="true">
      <number:text> - Pts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9">
      <number:number number:decimal-places="8" number:min-decimal-places="8" number:min-integer-digits="1"/>
    </number:number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47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47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47P0"/>
    </number:currency-style>
    <number:number-style style:name="N145P0" style:volatile="true"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-</number:text>
      <number:number number:decimal-places="0" number:min-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0" number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1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      </number:text>
    </number:number-style>
    <number:number-style style:name="N132P1" style:volatile="true">
      <number:number number:decimal-places="0" number:min-decimal-places="0" number:min-integer-digits="1" number:grouping="true"/>
      <number:text>      -</number:text>
    </number:number-style>
    <number:number-style style:name="N132P2" style:volatile="true">
      <number:text> - 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      </number:text>
    </number:number-style>
    <number:number-style style:name="N126P1" style:volatile="true">
      <number:number number:decimal-places="2" number:min-decimal-places="2" number:min-integer-digits="1" number:grouping="true"/>
      <number:text>      -</number:text>
    </number:number-style>
    <number:number-style style:name="N126P2" style:volatile="true">
      <number:text>-</number:text>
      <number:number number:decimal-places="0" number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3" number:min-decimal-places="3" number:min-integer-digits="1" number:grouping="true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number-style style:name="N119P0" style:volatile="true">
      <number:number number:decimal-places="0" number:min-decimal-places="0" number:min-integer-digits="1" number:grouping="true"/>
      <number:text> Pts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9P2" style:volatile="true">
      <number:text> - Pts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6">
      <number:number number:decimal-places="0" number:min-decimal-places="0" number:min-integer-digits="1" number:grouping="true"/>
      <number:text> Pts </number:text>
    </number:number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  <number:text>      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11P2" style:volatile="true">
      <number:text> -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7P0" style:volatile="true"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-</number:text>
      <number:number number:decimal-places="0" number:min-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5.2$Linux_X86_64 LibreOffice_project/30$Build-2</meta:generator>
    <dc:date>2023-03-15T13:00:25.206162192</dc:date>
    <meta:editing-duration>PT20M47S</meta:editing-duration>
    <meta:editing-cycles>3</meta:editing-cycles>
    <dc:creator>Samuel Bennassar</dc:creator>
    <meta:document-statistic meta:table-count="4" meta:cell-count="577" meta:object-count="0"/>
  </office:meta>
</office:document-meta>
</file>